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-asian="Calibri1" style:font-name-complex="Calibri1"/>
    </style:style>
    <style:style style:name="P3" style:family="paragraph" style:parent-style-name="Standard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4" style:family="paragraph" style:parent-style-name="Standard">
      <style:paragraph-properties fo:margin-top="0in" fo:margin-bottom="0in" loext:contextual-spacing="false"/>
      <style:text-properties fo:font-size="12pt" fo:font-weight="normal" officeooo:rsid="00318236" officeooo:paragraph-rsid="00318236" style:font-name-asian="Calibri1" style:font-size-asian="12pt" style:font-weight-asian="normal" style:font-name-complex="Calibri1" style:font-size-complex="12pt" style:font-weight-complex="normal"/>
    </style:style>
    <style:style style:name="P5" style:family="paragraph" style:parent-style-name="Standard">
      <style:paragraph-properties fo:margin-top="0in" fo:margin-bottom="0in" loext:contextual-spacing="false"/>
      <style:text-properties fo:font-size="12pt" fo:font-weight="normal" officeooo:rsid="00318236" officeooo:paragraph-rsid="003c0cfc" style:font-name-asian="Calibri1" style:font-size-asian="12pt" style:font-weight-asian="normal" style:font-name-complex="Calibri1" style:font-size-complex="12pt" style:font-weight-complex="normal"/>
    </style:style>
    <style:style style:name="P6" style:family="paragraph" style:parent-style-name="Standard">
      <style:paragraph-properties fo:margin-top="0in" fo:margin-bottom="0in" loext:contextual-spacing="false"/>
      <style:text-properties fo:font-size="12pt" fo:font-weight="bold" officeooo:paragraph-rsid="001e7070" style:font-name-asian="Calibri1" style:font-size-asian="12pt" style:font-weight-asian="bold" style:font-name-complex="Calibri1" style:font-size-complex="12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normal" officeooo:rsid="0039e33b" officeooo:paragraph-rsid="0039e33b" style:font-name-asian="Calibri1" style:font-size-asian="8.75pt" style:font-weight-asian="normal" style:font-name-complex="Calibri1" style:font-size-complex="10pt" style:font-weight-complex="normal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size="9pt" fo:language="en" fo:country="US" fo:font-weight="normal" officeooo:rsid="003ac7fd" officeooo:paragraph-rsid="003baf95" style:font-name-asian="Calibri1" style:font-size-asian="9pt" style:font-weight-asian="normal" style:font-name-complex="Calibri1" style:font-size-complex="9pt" style:font-weight-complex="normal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size="9pt" fo:language="en" fo:country="US" fo:font-weight="normal" officeooo:rsid="003ac7fd" officeooo:paragraph-rsid="003ac7fd" style:font-name-asian="Calibri1" style:font-size-asian="9pt" style:font-weight-asian="normal" style:font-name-complex="Calibri1" style:font-size-complex="9pt" style:font-weight-complex="normal"/>
    </style:style>
    <style:style style:name="P10" style:family="paragraph" style:parent-style-name="Standard">
      <style:paragraph-properties fo:margin-top="0in" fo:margin-bottom="0in" loext:contextual-spacing="false"/>
      <style:text-properties officeooo:paragraph-rsid="003baf95"/>
    </style:style>
    <style:style style:name="P11" style:family="paragraph" style:parent-style-name="Standard">
      <style:paragraph-properties fo:margin-top="0in" fo:margin-bottom="0in" loext:contextual-spacing="false" fo:line-height="100%" fo:break-before="page"/>
      <style:text-properties fo:font-size="10pt" fo:language="en" fo:country="US" fo:font-weight="normal" officeooo:rsid="003ac7fd" officeooo:paragraph-rsid="003baf95" style:font-name-asian="Calibri1" style:font-size-asian="8.75pt" style:font-weight-asian="normal" style:font-name-complex="Calibri1" style:font-size-complex="10pt" style:font-weight-complex="normal"/>
    </style:style>
    <style:style style:name="P12" style:family="paragraph" style:parent-style-name="Standard">
      <style:paragraph-properties fo:margin-top="0in" fo:margin-bottom="0in" loext:contextual-spacing="false" fo:break-before="page"/>
      <style:text-properties fo:font-size="12pt" fo:font-weight="bold" officeooo:rsid="003baf95" officeooo:paragraph-rsid="003baf95" style:font-name-asian="Calibri1" style:font-size-asian="12pt" style:font-weight-asian="bold" style:font-name-complex="Calibri1" style:font-size-complex="12pt" style:font-weight-complex="bold"/>
    </style:style>
    <style:style style:name="P13" style:family="paragraph" style:parent-style-name="Standard">
      <style:paragraph-properties fo:margin-top="0in" fo:margin-bottom="0in" loext:contextual-spacing="false" fo:break-before="page"/>
      <style:text-properties fo:font-size="12pt" fo:font-weight="bold" officeooo:paragraph-rsid="001e7070" style:font-name-asian="Calibri1" style:font-size-asian="12pt" style:font-weight-asian="bold" style:font-name-complex="Calibri1" style:font-size-complex="12pt" style:font-weight-complex="bold"/>
    </style:style>
    <style:style style:name="P14" style:family="paragraph" style:parent-style-name="Standard">
      <loext:graphic-properties draw:fill="none"/>
      <style:paragraph-properties fo:margin-top="0in" fo:margin-bottom="0.111in" loext:contextual-spacing="false" fo:line-height="108%" fo:text-align="start" style:justify-single-word="false" fo:orphans="2" fo:widows="2" fo:hyphenation-ladder-count="no-limit" fo:background-color="transparent" style:writing-mode="lr-tb"/>
      <style:text-properties officeooo:rsid="0033b135" officeooo:paragraph-rsid="0033b135" style:font-name-asian="Calibri1" style:font-name-complex="Calibri1" fo:hyphenate="false" fo:hyphenation-remain-char-count="2" fo:hyphenation-push-char-count="2"/>
    </style:style>
    <style:style style:name="P15" style:family="paragraph" style:parent-style-name="List_20_Paragraph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writing-mode="lr-tb"/>
      <style:text-properties fo:hyphenate="false" fo:hyphenation-remain-char-count="2" fo:hyphenation-push-char-count="2"/>
    </style:style>
    <style:style style:name="P16" style:family="paragraph" style:parent-style-name="List_20_Paragraph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writing-mode="lr-tb"/>
      <style:text-properties officeooo:paragraph-rsid="00386603" fo:hyphenate="false" fo:hyphenation-remain-char-count="2" fo:hyphenation-push-char-count="2"/>
    </style:style>
    <style:style style:name="P17" style:family="paragraph" style:parent-style-name="Heading_20_4">
      <style:text-properties officeooo:paragraph-rsid="00386603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9" style:family="paragraph" style:parent-style-name="Standard">
      <style:paragraph-properties fo:break-before="page"/>
      <style:text-properties fo:font-size="12pt" fo:font-weight="bold" officeooo:paragraph-rsid="001a5d82" style:font-name-asian="Calibri1" style:font-size-asian="12pt" style:font-weight-asian="bold" style:font-name-complex="Calibri1" style:font-size-complex="12pt" style:font-weight-complex="bold"/>
    </style:style>
    <style:style style:name="P20" style:family="paragraph" style:parent-style-name="Standard" style:master-page-name="">
      <loext:graphic-properties draw:fill="none"/>
      <style:paragraph-properties fo:margin-top="0in" fo:margin-bottom="0.111in" loext:contextual-spacing="false" fo:line-height="108%" fo:text-align="start" style:justify-single-word="false" fo:orphans="2" fo:widows="2" fo:hyphenation-ladder-count="no-limit" style:page-number="auto" fo:background-color="transparent" style:writing-mode="lr-tb"/>
      <style:text-properties officeooo:rsid="003f88f6" officeooo:paragraph-rsid="003f88f6" style:font-name-asian="Calibri1" style:font-name-complex="Calibri1" fo:hyphenate="false" fo:hyphenation-remain-char-count="2" fo:hyphenation-push-char-count="2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normal" officeooo:rsid="003def75" officeooo:paragraph-rsid="003def75" style:font-name-asian="Calibri1" style:font-size-asian="8.75pt" style:font-weight-asian="normal" style:font-name-complex="Calibri1" style:font-size-complex="10pt" style:font-weight-complex="normal"/>
    </style:style>
    <style:style style:name="P22" style:family="paragraph" style:parent-style-name="Standard">
      <style:paragraph-properties fo:margin-top="0in" fo:margin-bottom="0in" loext:contextual-spacing="false"/>
      <style:text-properties fo:font-size="12pt" fo:font-weight="bold" officeooo:paragraph-rsid="001e7070" style:font-name-asian="Calibri1" style:font-size-asian="12pt" style:font-weight-asian="bold" style:font-name-complex="Calibri1" style:font-size-complex="12pt" style:font-weight-complex="bold"/>
    </style:style>
    <style:style style:name="P23" style:family="paragraph" style:parent-style-name="List_20_Paragraph" style:list-style-name="WWNum1">
      <style:paragraph-properties fo:margin-left="0in" fo:margin-right="0in" fo:text-indent="0in" style:auto-text-indent="false"/>
    </style:style>
    <style:style style:name="T1" style:family="text">
      <style:text-properties style:font-name-asian="Calibri1" style:font-name-complex="Calibri1"/>
    </style:style>
    <style:style style:name="T2" style:family="text">
      <style:text-properties officeooo:rsid="00107acc" style:font-name-asian="Calibri1" style:font-name-complex="Calibri1"/>
    </style:style>
    <style:style style:name="T3" style:family="text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4" style:family="text">
      <style:text-properties fo:font-size="12pt" fo:font-weight="bold" officeooo:rsid="002ee5f5" style:font-name-asian="Calibri1" style:font-size-asian="12pt" style:font-weight-asian="bold" style:font-name-complex="Calibri1" style:font-size-complex="12pt" style:font-weight-complex="bold"/>
    </style:style>
    <style:style style:name="T5" style:family="text">
      <style:text-properties fo:font-size="12pt" fo:font-weight="bold" officeooo:rsid="00386603" style:font-name-asian="Calibri1" style:font-size-asian="12pt" style:font-weight-asian="bold" style:font-name-complex="Calibri1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98460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3baf95" style:font-size-asian="12pt" style:font-weight-asian="bold" style:font-size-complex="12pt" style:font-weight-complex="bold"/>
    </style:style>
    <style:style style:name="T9" style:family="text">
      <style:text-properties fo:font-size="12pt" fo:font-weight="normal" officeooo:rsid="00318236" style:font-name-asian="Calibri1" style:font-size-asian="12pt" style:font-weight-asian="normal" style:font-name-complex="Calibri1" style:font-size-complex="12pt" style:font-weight-complex="normal"/>
    </style:style>
    <style:style style:name="T10" style:family="text">
      <style:text-properties fo:font-size="12pt" fo:font-weight="normal" officeooo:rsid="003baf95" style:font-name-asian="Calibri1" style:font-size-asian="12pt" style:font-weight-asian="normal" style:font-name-complex="Calibri1" style:font-size-complex="12pt" style:font-weight-complex="normal"/>
    </style:style>
    <style:style style:name="T11" style:family="text">
      <style:text-properties officeooo:rsid="0024bf29"/>
    </style:style>
    <style:style style:name="T12" style:family="text">
      <style:text-properties fo:font-size="10pt" fo:font-weight="normal" officeooo:rsid="0030b9a5" style:font-name-asian="Calibri1" style:font-size-asian="8.75pt" style:font-weight-asian="normal" style:font-name-complex="Calibri1" style:font-size-complex="10pt" style:font-weight-complex="normal"/>
    </style:style>
    <style:style style:name="T13" style:family="text">
      <style:text-properties fo:font-size="10pt" fo:font-weight="normal" officeooo:rsid="0034860a" style:font-name-asian="Calibri1" style:font-size-asian="8.75pt" style:font-weight-asian="normal" style:font-name-complex="Calibri1" style:font-size-complex="10pt" style:font-weight-complex="normal"/>
    </style:style>
    <style:style style:name="T14" style:family="text">
      <style:text-properties fo:font-size="10pt" fo:font-weight="normal" officeooo:rsid="003baf95" style:font-name-asian="Calibri1" style:font-size-asian="8.75pt" style:font-weight-asian="normal" style:font-name-complex="Calibri1" style:font-size-complex="10pt" style:font-weight-complex="normal"/>
    </style:style>
    <style:style style:name="T15" style:family="text">
      <style:text-properties officeooo:rsid="00386603"/>
    </style:style>
    <style:style style:name="T16" style:family="text">
      <style:text-properties officeooo:rsid="0039e33b"/>
    </style:style>
    <style:style style:name="T17" style:family="text">
      <style:text-properties officeooo:rsid="003c0704"/>
    </style:style>
    <style:style style:name="T18" style:family="text">
      <style:text-properties fo:font-weight="bold" officeooo:rsid="003baf95" style:font-weight-asian="bold" style:font-weight-complex="bold"/>
    </style:style>
    <style:style style:name="T19" style:family="text">
      <style:text-properties fo:font-weight="bold" officeooo:rsid="003c0cfc" style:font-weight-asian="bold" style:font-weight-complex="bold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ЛАБОРАТОРНАЯ РАБОТА №<text:span text:style-name="T15">3</text:span></text:p>
      <text:p text:style-name="P1"><text:span text:style-name="T1">Выполнил: </text:span><text:span text:style-name="T2">Лукин Б.А.</text:span><text:span text:style-name="T1">, группа 15206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НГУ 2017 г.</text:p>
      <text:p text:style-name="P1"><text:soft-page-break/></text:p>
      <text:p text:style-name="P1"/>
      <text:p text:style-name="P3">Цел<text:span text:style-name="T11">ь</text:span> работы :</text:p>
      <text:list xml:id="list5083790900742854154" text:style-name="WWNum1">
        <text:list-header>
          <text:p text:style-name="P23"><text:span text:style-name="T15">И</text:span>зучить особенности взаимодействия ядер в многоядерной системе через общую память.</text:p>
        </text:list-header>
      </text:list>
      <text:p text:style-name="Heading_20_4"><text:span text:style-name="T3">Постановка задач</text:span><text:span text:style-name="T4">и:</text:span></text:p>
      <text:p text:style-name="P15">Реализовать примитив синхронизации "барьер" в системе с общей памятью.</text:p>
      <text:p text:style-name="P17"><text:span text:style-name="T5">Вариант</text:span><text:span text:style-name="T3"> задач</text:span><text:span text:style-name="T4">и:</text:span></text:p>
      <text:p text:style-name="P16">глобальный "линейный" барьер <text:span text:style-name="T15">в игре «жизнь»</text:span></text:p>
      <text:p text:style-name="P19">Полный компилируемый листинг реализованной программы. </text:p>
      <text:p text:style-name="P7">#include &lt;pthread.h&gt;</text:p>
      <text:p text:style-name="P7">#include &lt;algorithm&gt;</text:p>
      <text:p text:style-name="P7">#include &lt;iostream&gt;</text:p>
      <text:p text:style-name="P7">#include &lt;omp.h&gt;</text:p>
      <text:p text:style-name="P7">#include "barrier.h"</text:p>
      <text:p text:style-name="P7"/>
      <text:p text:style-name="P7">template &lt;size_t offset&gt;</text:p>
      <text:p text:style-name="P7">class BarrierOMP {</text:p>
      <text:p text:style-name="P7"><text:tab/>volatile int (*m_flags)[offset];</text:p>
      <text:p text:style-name="P7"><text:tab/>size_t m_count;</text:p>
      <text:p text:style-name="P7"><text:tab/>volatile bool m_expected_val;</text:p>
      <text:p text:style-name="P7">public:</text:p>
      <text:p text:style-name="P7"><text:tab/>BarrierOMP(size_t count) : m_count(count) {</text:p>
      <text:p text:style-name="P7"><text:tab/><text:tab/>m_expected_val = true;</text:p>
      <text:p text:style-name="P7"><text:tab/><text:tab/>m_flags = new int [m_count][offset];</text:p>
      <text:p text:style-name="P7"><text:tab/>}</text:p>
      <text:p text:style-name="P7"/>
      <text:p text:style-name="P7"><text:tab/>void wait() {</text:p>
      <text:p text:style-name="P7"><text:tab/><text:tab/>int id = omp_get_thread_num();</text:p>
      <text:p text:style-name="P7"><text:tab/><text:tab/>if (id == 0) {</text:p>
      <text:p text:style-name="P7"><text:tab/><text:tab/><text:tab/>while(true) {</text:p>
      <text:p text:style-name="P7"><text:tab/><text:tab/><text:tab/><text:tab/>bool complete = true;</text:p>
      <text:p text:style-name="P7"><text:tab/><text:tab/><text:tab/><text:tab/>bool expected_val = m_expected_val;</text:p>
      <text:p text:style-name="P7"><text:tab/><text:tab/><text:tab/><text:tab/>for (size_t i = 1; i &lt; m_count; ++i) {</text:p>
      <text:p text:style-name="P7"><text:tab/><text:tab/><text:tab/><text:tab/><text:tab/>if (!(complete = (m_flags[i][0] == expected_val))) {</text:p>
      <text:p text:style-name="P7"><text:tab/><text:tab/><text:tab/><text:tab/><text:tab/><text:tab/>break;</text:p>
      <text:p text:style-name="P7"><text:tab/><text:tab/><text:tab/><text:tab/><text:tab/>}</text:p>
      <text:p text:style-name="P7"><text:tab/><text:tab/><text:tab/><text:tab/>}</text:p>
      <text:p text:style-name="P7"><text:tab/><text:tab/><text:tab/><text:tab/>if (complete) {</text:p>
      <text:p text:style-name="P7"><text:tab/><text:tab/><text:tab/><text:tab/><text:tab/>m_expected_val = !expected_val;</text:p>
      <text:p text:style-name="P7"><text:tab/><text:tab/><text:tab/><text:tab/><text:tab/>m_flags[0][0] = expected_val;</text:p>
      <text:p text:style-name="P7"><text:tab/><text:tab/><text:tab/><text:tab/><text:tab/>break;</text:p>
      <text:p text:style-name="P7"><text:tab/><text:tab/><text:tab/><text:tab/>}</text:p>
      <text:p text:style-name="P7"><text:tab/><text:tab/><text:tab/>}</text:p>
      <text:p text:style-name="P7"><text:tab/><text:tab/>} else {</text:p>
      <text:p text:style-name="P7"><text:tab/><text:tab/><text:tab/>bool expected_val = m_expected_val;</text:p>
      <text:p text:style-name="P7"><text:tab/><text:tab/><text:tab/>m_flags[id][0] = m_expected_val;</text:p>
      <text:p text:style-name="P7"><text:tab/><text:tab/><text:tab/>while (m_flags[0][0] != expected_val);</text:p>
      <text:p text:style-name="P7"><text:tab/><text:tab/>}</text:p>
      <text:p text:style-name="P7"><text:tab/>}</text:p>
      <text:p text:style-name="P7"/>
      <text:p text:style-name="P7"><text:tab/>~BarrierOMP() {</text:p>
      <text:p text:style-name="P7"><text:tab/><text:tab/>delete[] m_flags;</text:p>
      <text:p text:style-name="P7"><text:tab/>}</text:p>
      <text:p text:style-name="P7">};</text:p>
      <text:p text:style-name="P7">template&lt;&gt;</text:p>
      <text:p text:style-name="P7">class BarrierOMP&lt;0&gt; {</text:p>
      <text:p text:style-name="P7"><text:tab/>public:</text:p>
      <text:p text:style-name="P7"><text:tab/><text:tab/>BarrierOMP(size_t count){}</text:p>
      <text:p text:style-name="P7"><text:tab/><text:tab/>inline void wait() {</text:p>
      <text:p text:style-name="P7"><text:tab/><text:tab/><text:tab/>#pragma omp barrier</text:p>
      <text:p text:style-name="P7"><text:tab/><text:tab/>}</text:p>
      <text:p text:style-name="P7">};</text:p>
      <text:p text:style-name="P7"/>
      <text:p text:style-name="P21">typedef unsigned long long ull;</text:p>
      <text:p text:style-name="P21">inline unsigned long long rdtsc() {</text:p>
      <text:p text:style-name="P21"><text:s text:c="4"/>unsigned int lo, hi;</text:p>
      <text:p text:style-name="P21"><text:s text:c="4"/>asm volatile ( "rdtsc\n" : "=a" (lo), "=d" (hi) );</text:p>
      <text:p text:style-name="P21"><text:s text:c="4"/>return ((unsigned long long)hi &lt;&lt; 32) | lo;</text:p>
      <text:p text:style-name="P21"><text:soft-page-break/>}</text:p>
      <text:p text:style-name="P21"/>
      <text:p text:style-name="P21">const size_t iterations = 1024L*80L*1024L*8L;</text:p>
      <text:p text:style-name="P21">template&lt;size_t OFFSET, int THREADS=2&gt;</text:p>
      <text:p text:style-name="P21">void recalcField(char*const main, char*const result, const size_t N, const size_t M, const size_t count) {</text:p>
      <text:p text:style-name="P21"><text:s text:c="4"/>BarrierOMP&lt;OFFSET&gt; barrier{THREADS};</text:p>
      <text:p text:style-name="P21"><text:s text:c="5"/>ull global_min = UINT64_MAX, sum_ticks = 0, sum_elems = 0;</text:p>
      <text:p text:style-name="P21"><text:s text:c="4"/>#pragma omp parallel num_threads(THREADS) </text:p>
      <text:p text:style-name="P21"><text:s text:c="4"/>{</text:p>
      <text:p text:style-name="P21"><text:s text:c="8"/>ull start, end, min = UINT64_MAX;</text:p>
      <text:p text:style-name="P21"><text:s text:c="8"/>char* mainField = main;</text:p>
      <text:p text:style-name="P21"><text:s text:c="8"/>char* resultField = result;</text:p>
      <text:p text:style-name="P21"/>
      <text:p text:style-name="P21"><text:s text:c="8"/>for (size_t i = 0; i &lt; count; ++i) {</text:p>
      <text:p text:style-name="P21"><text:s text:c="12"/>#pragma omp for</text:p>
      <text:p text:style-name="P21"><text:s text:c="12"/>for (size_t row = 0; row &lt; N; ++row) {</text:p>
      <text:p text:style-name="P21"><text:s text:c="16"/>for (size_t colon = 0; colon &lt; M; ++colon) {</text:p>
      <text:p text:style-name="P21"><text:s text:c="20"/>size_t pos = row*M + colon;</text:p>
      <text:p text:style-name="P21"><text:s text:c="20"/>int neighbors = 0;</text:p>
      <text:p text:style-name="P21"><text:s text:c="20"/>for (int i = -1; i &lt;= 1; ++i) {</text:p>
      <text:p text:style-name="P21"><text:s text:c="24"/>for (int j = -1; j &lt;= 1; ++j) {</text:p>
      <text:p text:style-name="P21"><text:s text:c="28"/>size_t neighborPos = pos + i*M + j;</text:p>
      <text:p text:style-name="P21"><text:s text:c="28"/>if ((i != 0 || j != 0) &amp;&amp; neighborPos &gt;= 0 &amp;&amp; neighborPos &lt; M*N &amp;&amp; mainField[neighborPos]) {</text:p>
      <text:p text:style-name="P21"><text:s text:c="32"/>++neighbors;</text:p>
      <text:p text:style-name="P21"><text:s text:c="28"/>}</text:p>
      <text:p text:style-name="P21"><text:s text:c="24"/>}</text:p>
      <text:p text:style-name="P21"><text:s text:c="20"/>}</text:p>
      <text:p text:style-name="P21"><text:s text:c="20"/>if (mainField[pos]) {</text:p>
      <text:p text:style-name="P21"><text:s text:c="24"/>if (neighbors &lt; 2 || neighbors &gt; 3) {</text:p>
      <text:p text:style-name="P21"><text:s text:c="28"/>resultField[pos] = 0;</text:p>
      <text:p text:style-name="P21"><text:s text:c="24"/>} else {</text:p>
      <text:p text:style-name="P21"><text:s text:c="28"/>resultField[pos] = 1;</text:p>
      <text:p text:style-name="P21"><text:s text:c="24"/>}</text:p>
      <text:p text:style-name="P21"><text:s text:c="20"/>} else {</text:p>
      <text:p text:style-name="P21"><text:s text:c="24"/>if (neighbors != 3) {</text:p>
      <text:p text:style-name="P21"><text:s text:c="28"/>resultField[pos] = 0;</text:p>
      <text:p text:style-name="P21"><text:s text:c="24"/>} else {</text:p>
      <text:p text:style-name="P21"><text:s text:c="28"/>resultField[pos] = 1;</text:p>
      <text:p text:style-name="P21"><text:s text:c="24"/>}</text:p>
      <text:p text:style-name="P21"><text:s text:c="20"/>}</text:p>
      <text:p text:style-name="P21"><text:s text:c="16"/>}</text:p>
      <text:p text:style-name="P21"><text:s text:c="12"/>}</text:p>
      <text:p text:style-name="P21"/>
      <text:p text:style-name="P21"><text:s text:c="12"/>std::swap(mainField, resultField);</text:p>
      <text:p text:style-name="P21"/>
      <text:p text:style-name="P21"/>
      <text:p text:style-name="P21"><text:s text:c="12"/>start = rdtsc();</text:p>
      <text:p text:style-name="P21"><text:s text:c="12"/>barrier.wait();</text:p>
      <text:p text:style-name="P21"><text:s text:c="12"/>end = rdtsc();</text:p>
      <text:p text:style-name="P21"><text:s text:c="12"/>min = end - start &gt; min ? min : end - start;</text:p>
      <text:p text:style-name="P21"><text:s text:c="12"/>#pragma omp critical</text:p>
      <text:p text:style-name="P21"><text:s text:c="12"/>{</text:p>
      <text:p text:style-name="P21"><text:s text:c="16"/>if (end - start &lt; 1000000) {</text:p>
      <text:p text:style-name="P21"><text:s text:c="20"/>sum_ticks += (end - start);</text:p>
      <text:p text:style-name="P21"><text:s text:c="20"/>++sum_elems;</text:p>
      <text:p text:style-name="P21"><text:s text:c="16"/>}</text:p>
      <text:p text:style-name="P21"><text:s text:c="12"/>}</text:p>
      <text:p text:style-name="P21"><text:s text:c="8"/>}</text:p>
      <text:p text:style-name="P21"><text:s text:c="8"/>#pragma omp critical</text:p>
      <text:p text:style-name="P21"><text:soft-page-break/><text:s text:c="8"/>{</text:p>
      <text:p text:style-name="P21"><text:s text:c="12"/>global_min = global_min &lt;= min ? global_min : min;</text:p>
      <text:p text:style-name="P21"><text:s text:c="8"/>}</text:p>
      <text:p text:style-name="P21"><text:s text:c="4"/>}</text:p>
      <text:p text:style-name="P21"><text:s text:c="4"/>std::cout &lt;&lt; global_min &lt;&lt; "," &lt;&lt; sum_ticks / sum_elems &lt;&lt; std::endl;</text:p>
      <text:p text:style-name="P21"><text:s text:c="4"/>std::cout.flush();</text:p>
      <text:p text:style-name="P21">}</text:p>
      <text:p text:style-name="P21"/>
      <text:p text:style-name="P21">int main(int argc, char** argv) {</text:p>
      <text:p text:style-name="P21"><text:s text:c="4"/>std::cout.precision(10);</text:p>
      <text:p text:style-name="P21"><text:s text:c="4"/>char* mainField = new char[1024*1024*80]{0};</text:p>
      <text:p text:style-name="P21"><text:s text:c="4"/>char* tmpField = new char[1024*1024*80];</text:p>
      <text:p text:style-name="P21"><text:s text:c="4"/>int N[] = {128, 512, 2048, 1024*8};</text:p>
      <text:p text:style-name="P21"><text:s text:c="4"/>int M[] = {128, 256, 2048, 1024*10};</text:p>
      <text:p text:style-name="P21"><text:s text:c="4"/>for (int i = 0; i &lt; 4; ++i) {</text:p>
      <text:p text:style-name="P21"><text:s text:c="8"/>recalcField&lt;0,8&gt;(mainField, tmpField, N[i], M[i], iterations / N[i] / M[i]);</text:p>
      <text:p text:style-name="P21"><text:s text:c="8"/>recalcField&lt;1,8&gt;(mainField, tmpField, N[i], M[i], iterations / N[i] / M[i]);</text:p>
      <text:p text:style-name="P21"><text:s text:c="8"/>recalcField&lt;64,8&gt;(mainField, tmpField, N[i], M[i], iterations / N[i] / M[i]);</text:p>
      <text:p text:style-name="P21"><text:s text:c="8"/>recalcField&lt;4096,8&gt;(mainField, tmpField, N[i], M[i], iterations / N[i] / M[i]);</text:p>
      <text:p text:style-name="P21"><text:s text:c="8"/>std::cout &lt;&lt; std::endl;</text:p>
      <text:p text:style-name="P21"><text:s text:c="4"/>}</text:p>
      <text:p text:style-name="P21"><text:s text:c="4"/>delete[] mainField;</text:p>
      <text:p text:style-name="P21"><text:s text:c="4"/>delete[] tmpField;</text:p>
      <text:p text:style-name="P21">}</text:p>
      <text:p text:style-name="P11"><text:span text:style-name="T6">А</text:span><text:span text:style-name="T7">ссемблерный </text:span><text:span text:style-name="T6">код барьера </text:span><text:span text:style-name="T8">с плотной упаковкой данных</text:span><text:span text:style-name="T6">.</text:span></text:p>
      <text:p text:style-name="P8">_ZN10BarrierOMPILm1EE4waitEv:</text:p>
      <text:p text:style-name="P9">.LFB7985:</text:p>
      <text:p text:style-name="P9"><text:tab/>pushq<text:tab/>%rbp</text:p>
      <text:p text:style-name="P9"><text:tab/>pushq<text:tab/>%rbx</text:p>
      <text:p text:style-name="P9"><text:tab/>movq<text:tab/>%rdi, %rbp</text:p>
      <text:p text:style-name="P9"><text:tab/>subq<text:tab/>$8, %rsp</text:p>
      <text:p text:style-name="P9"><text:tab/>call<text:tab/>omp_get_thread_num</text:p>
      <text:p text:style-name="P9"><text:tab/>testl<text:tab/>%eax, %eax</text:p>
      <text:p text:style-name="P9"><text:tab/>jne<text:tab/>.L89</text:p>
      <text:p text:style-name="P9"><text:tab/>movq<text:tab/>8(%rbp), %r9</text:p>
      <text:p text:style-name="P9"><text:tab/>movq<text:tab/>0(%rbp), %rbx</text:p>
      <text:p text:style-name="P9"/>
      <text:p text:style-name="P9">.L96:</text:p>
      <text:p text:style-name="P9"><text:tab/>cmpq<text:tab/>$1, %r9</text:p>
      <text:p text:style-name="P9"><text:tab/>movzbl<text:tab/>16(%rbp), %r11d</text:p>
      <text:p text:style-name="P9"><text:tab/>jbe<text:tab/>.L104</text:p>
      <text:p text:style-name="P9"><text:tab/>movl<text:tab/>4(%rbx), %esi</text:p>
      <text:p text:style-name="P9"><text:tab/>movzbl<text:tab/>%r11b, %r10d</text:p>
      <text:p text:style-name="P9"><text:tab/>leaq<text:tab/>8(%rbx), %rdx</text:p>
      <text:p text:style-name="P9"><text:tab/>movl<text:tab/>$1, %eax</text:p>
      <text:p text:style-name="P9"><text:tab/>cmpl<text:tab/>%r10d, %esi</text:p>
      <text:p text:style-name="P9"><text:tab/>sete<text:tab/>%r8b</text:p>
      <text:p text:style-name="P9"><text:tab/>je<text:tab/>.L94</text:p>
      <text:p text:style-name="P9"><text:tab/>jmp<text:tab/>.L92</text:p>
      <text:p text:style-name="P9">.L95:</text:p>
      <text:p text:style-name="P9"><text:tab/>movl<text:tab/>(%rdx), %ecx</text:p>
      <text:p text:style-name="P9"><text:tab/>cmpl<text:tab/>%esi, %ecx</text:p>
      <text:p text:style-name="P9"><text:tab/>sete<text:tab/>%r8b</text:p>
      <text:p text:style-name="P9"><text:tab/>addq<text:tab/>$4, %rdx</text:p>
      <text:p text:style-name="P9"><text:tab/>cmpl<text:tab/>%esi, %ecx</text:p>
      <text:p text:style-name="P9"><text:tab/>jne<text:tab/>.L92</text:p>
      <text:p text:style-name="P9">.L94:</text:p>
      <text:p text:style-name="P9"><text:tab/>addq<text:tab/>$1, %rax</text:p>
      <text:p text:style-name="P9"><text:tab/>cmpq<text:tab/>%r9, %rax</text:p>
      <text:p text:style-name="P9"><text:tab/>jne<text:tab/>.L95</text:p>
      <text:p text:style-name="P9">.L92:</text:p>
      <text:p text:style-name="P9"><text:tab/>testb<text:tab/>%r8b, %r8b</text:p>
      <text:p text:style-name="P9"><text:tab/>je<text:tab/>.L96</text:p>
      <text:p text:style-name="P9">.L91:</text:p>
      <text:p text:style-name="P9"><text:tab/>xorl<text:tab/>$1, %r11d</text:p>
      <text:p text:style-name="P9"><text:tab/>movb<text:tab/>%r11b, 16(%rbp)</text:p>
      <text:p text:style-name="P9"><text:tab/>movl<text:tab/>%r10d, (%rbx)</text:p>
      <text:p text:style-name="P9"><text:tab/>addq<text:tab/>$8, %rsp</text:p>
      <text:p text:style-name="P9"><text:tab/>popq<text:tab/>%rbx</text:p>
      <text:p text:style-name="P9"><text:tab/>popq<text:tab/>%rbp</text:p>
      <text:p text:style-name="P9"><text:tab/>ret</text:p>
      <text:p text:style-name="P9">.L89:</text:p>
      <text:p text:style-name="P9"><text:tab/>movq<text:tab/>0(%rbp), %rcx</text:p>
      <text:p text:style-name="P9"><text:tab/>cltq</text:p>
      <text:p text:style-name="P9"><text:tab/>movzbl<text:tab/>16(%rbp), %edx</text:p>
      <text:p text:style-name="P9"><text:tab/>leaq<text:tab/>(%rcx,%rax,4), %rsi</text:p>
      <text:p text:style-name="P9"><text:tab/>movzbl<text:tab/>16(%rbp), %eax</text:p>
      <text:p text:style-name="P9"><text:tab/>movl<text:tab/>%eax, (%rsi)</text:p>
      <text:p text:style-name="P9">.L98:</text:p>
      <text:p text:style-name="P9"><text:tab/>movl<text:tab/>(%rcx), %eax</text:p>
      <text:p text:style-name="P9"><text:tab/>cmpl<text:tab/>%edx, %eax</text:p>
      <text:p text:style-name="P9"><text:tab/>jne<text:tab/>.L98</text:p>
      <text:p text:style-name="P9"><text:tab/>addq<text:tab/>$8, %rsp</text:p>
      <text:p text:style-name="P9"><text:tab/>popq<text:tab/>%rbx</text:p>
      <text:p text:style-name="P9"><text:tab/>popq<text:tab/>%rbp</text:p>
      <text:p text:style-name="P9"><text:tab/>ret</text:p>
      <text:p text:style-name="P9">.L104:</text:p>
      <text:p text:style-name="P9"><text:tab/>movzbl<text:tab/>%r11b, %r10d</text:p>
      <text:p text:style-name="P9"><text:tab/>jmp<text:tab/>.L91</text:p>
      <text:p text:style-name="P12">Характеристики вычислительной системы.</text:p>
      <text:p text:style-name="P10"><text:span text:style-name="T9">процессор: </text:span><text:span text:style-name="T10">Intel® Core™ i7 CPU 960 @ 3.20GHz × 8 </text:span><text:span text:style-name="T12"><text:s/></text:span><text:span text:style-name="T13">(</text:span><text:span text:style-name="T14">Bloomfield</text:span><text:span text:style-name="T13">)</text:span></text:p>
      <text:p text:style-name="P4">компилятор: gcc <text:span text:style-name="T16">5.4.0</text:span></text:p>
      <text:p text:style-name="P5">команда компиляции: g++ main.cpp -O<text:span text:style-name="T17">2</text:span> -std=c++11 -<text:span text:style-name="T17">fopenmp</text:span></text:p>
      <text:p text:style-name="P5"><text:span text:style-name="T19">Кол-во тактов потраченных на синхронизацию</text:span><text:span text:style-name="T18">.</text:span></text:p>
      <text:p text:style-name="P5"><draw:frame draw:style-name="fr1" draw:name="Object1" text:anchor-type="paragraph" svg:x="0.1311in" svg:y="0.0429in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1" draw:name="Object2" text:anchor-type="paragraph" svg:x="0.4339in" svg:y="0.0626in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/>
      <text:p text:style-name="P6"/>
      <text:p text:style-name="P6"/>
      <text:p text:style-name="P13">Вывод по результатам лабораторной работы.</text:p>
      <text:p text:style-name="P20">При работе с массивами размером меньше кеша третьего уровня среднее время синхронизации среди всех версий почти одинакого. При выходе за пределы кеша время синхронизации резко возрастает, кроме версии со постраничным распределением переменных синхронизации. 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4" style:display-name="Heading 4" style:family="paragraph" style:parent-style-name="Heading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82in" fo:margin-bottom="1in" fo:margin-left="0.5626in" fo:margin-right="0.539in" style:writing-mode="lr-tb" style:layout-grid-color="#c0c0c0" style:layout-grid-lines="39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8</meta:editing-cycles>
    <meta:creation-date>2012-08-07T04:01:00</meta:creation-date>
    <dc:date>2017-12-26T12:29:42.969094565</dc:date>
    <dc:language>ru-RU</dc:language>
    <meta:editing-duration>P2DT22H4M2S</meta:editing-duration>
    <meta:generator>LibreOffice/5.1.6.2$Linux_X86_64 LibreOffice_project/10m0$Build-2</meta:generator>
    <meta:document-statistic meta:table-count="0" meta:image-count="0" meta:object-count="2" meta:page-count="8" meta:paragraph-count="213" meta:word-count="780" meta:character-count="5899" meta:non-whitespace-character-count="4183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95cm" svg:y="0.315cm" chart:style-name="ch2">
          <text:p>минимум</text:p>
        </chart:title>
        <chart:legend chart:legend-position="end" svg:x="12.829cm" svg:y="3.453cm" style:legend-expansion="high" chart:style-name="ch3"/>
        <chart:plot-area chart:style-name="ch4" chart:data-source-has-labels="both" svg:x="0.319cm" svg:y="1.273cm" svg:width="12.191cm" svg:height="7.547cm">
          <chartooo:coordinate-region svg:x="1.126cm" svg:y="1.472cm" svg:width="11.105cm" svg:height="6.701cm"/>
          <chart:axis chart:dimension="x" chart:name="primary-x" chart:style-name="ch5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series chart:style-name="ch10" chart:values-cell-range-address="local-table.$E$2:.$E$5" chart:label-cell-address="local-table.$E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</text:p>
              </table:table-cell>
              <table:table-cell office:value-type="string">
                <text:p>плотная</text:p>
              </table:table-cell>
              <table:table-cell office:value-type="string">
                <text:p>строчная</text:p>
              </table:table-cell>
              <table:table-cell office:value-type="string">
                <text:p>странична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6">
                <text:p>316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5">
                <text:p>315</text:p>
              </table:table-cell>
              <table:table-cell office:value-type="float" office:value="80">
                <text:p>8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2">
                <text:p>402</text:p>
              </table:table-cell>
              <table:table-cell office:value-type="float" office:value="102">
                <text:p>102</text:p>
              </table:table-cell>
              <table:table-cell office:value-type="float" office:value="179">
                <text:p>17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">
                <text:p>486</text:p>
              </table:table-cell>
              <table:table-cell office:value-type="float" office:value="952">
                <text:p>952</text:p>
              </table:table-cell>
              <table:table-cell office:value-type="float" office:value="312">
                <text:p>312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7.016cm" svg:y="0.315cm" chart:style-name="ch2">
          <text:p> среднее</text:p>
        </chart:title>
        <chart:subtitle svg:x="4.899cm" svg:y="1.273cm" chart:style-name="ch3">
          <text:p>с отсечением значений &gt; 1000000</text:p>
        </chart:subtitle>
        <chart:legend chart:legend-position="end" svg:x="12.829cm" svg:y="3.453cm" style:legend-expansion="high" chart:style-name="ch4"/>
        <chart:plot-area chart:style-name="ch5" chart:data-source-has-labels="both" svg:x="0.319cm" svg:y="2.135cm" svg:width="12.191cm" svg:height="6.685cm">
          <chartooo:coordinate-region svg:x="1.496cm" svg:y="2.334cm" svg:width="10.92cm" svg:height="5.839cm"/>
          <chart:axis chart:dimension="x" chart:name="primary-x" chart:style-name="ch6" chartooo:axis-type="text"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series chart:style-name="ch10" chart:values-cell-range-address="local-table.$D$2:.$D$5" chart:label-cell-address="local-table.$D$1" chart:class="chart:line">
            <chart:data-point chart:repeated="4"/>
          </chart:series>
          <chart:series chart:style-name="ch11" chart:values-cell-range-address="local-table.$E$2:.$E$5" chart:label-cell-address="local-table.$E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</text:p>
              </table:table-cell>
              <table:table-cell office:value-type="string">
                <text:p>плотная</text:p>
              </table:table-cell>
              <table:table-cell office:value-type="string">
                <text:p>строчная</text:p>
              </table:table-cell>
              <table:table-cell office:value-type="string">
                <text:p>странична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9">
                <text:p>949</text:p>
              </table:table-cell>
              <table:table-cell office:value-type="float" office:value="1145">
                <text:p>1145</text:p>
              </table:table-cell>
              <table:table-cell office:value-type="float" office:value="941">
                <text:p>94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3">
                <text:p>1803</text:p>
              </table:table-cell>
              <table:table-cell office:value-type="float" office:value="1227">
                <text:p>1227</text:p>
              </table:table-cell>
              <table:table-cell office:value-type="float" office:value="1362">
                <text:p>136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71">
                <text:p>9071</text:p>
              </table:table-cell>
              <table:table-cell office:value-type="float" office:value="8304">
                <text:p>8304</text:p>
              </table:table-cell>
              <table:table-cell office:value-type="float" office:value="7434">
                <text:p>7434</text:p>
              </table:table-cell>
              <table:table-cell office:value-type="float" office:value="9944">
                <text:p>9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842">
                <text:p>54842</text:p>
              </table:table-cell>
              <table:table-cell office:value-type="float" office:value="50423">
                <text:p>50423</text:p>
              </table:table-cell>
              <table:table-cell office:value-type="float" office:value="32952">
                <text:p>32952</text:p>
              </table:table-cell>
              <table:table-cell office:value-type="float" office:value="9877">
                <text:p>98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